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ash - Open - Linear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4" calcext:value-type="float">
            <text:p>4</text:p>
          </table:table-cell>
          <table:table-cell table:formula="of:=(SUM([.D2:.D6])/5)" office:value-type="float" office:value="0" calcext:value-type="float">
            <text:p>0</text:p>
          </table:table-cell>
          <table:table-cell table:formula="of:=(SUM([.E2:.E6])/5)" office:value-type="float" office:value="0.0016" calcext:value-type="float">
            <text:p>0,0016</text:p>
          </table:table-cell>
          <table:table-cell table:formula="of:=(SUM([.F2:.F6])/5)" office:value-type="float" office:value="0.0156" calcext:value-type="float">
            <text:p>0,0156</text:p>
          </table:table-cell>
          <table:table-cell table:formula="of:=(SUM([.G2:.G6])/5)" office:value-type="float" office:value="0.003" calcext:value-type="float">
            <text:p>0,003</text:p>
          </table:table-cell>
          <table:table-cell table:formula="of:=(SUM([.H2:.H6])/5)" office:value-type="float" office:value="0.0084" calcext:value-type="float">
            <text:p>0,0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655" calcext:value-type="float">
            <text:p>655</text:p>
          </table:table-cell>
          <table:table-cell table:formula="of:=(SUM([.D7:.D11])/5)" office:value-type="float" office:value="0" calcext:value-type="float">
            <text:p>0</text:p>
          </table:table-cell>
          <table:table-cell table:formula="of:=(SUM([.E7:.E11])/5)" office:value-type="float" office:value="0.0504" calcext:value-type="float">
            <text:p>0,0504</text:p>
          </table:table-cell>
          <table:table-cell table:formula="of:=(SUM([.F7:.F11])/5)" office:value-type="float" office:value="28.7912" calcext:value-type="float">
            <text:p>28,7912</text:p>
          </table:table-cell>
          <table:table-cell table:formula="of:=(SUM([.G7:.G11])/5)" office:value-type="float" office:value="0.086" calcext:value-type="float">
            <text:p>0,086</text:p>
          </table:table-cell>
          <table:table-cell table:formula="of:=(SUM([.H7:.H11])/5)" office:value-type="float" office:value="27.9294" calcext:value-type="float">
            <text:p>27,9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633" calcext:value-type="float">
            <text:p>633</text:p>
          </table:table-cell>
          <table:table-cell table:formula="of:=(SUM([.D12:.D16])/5)" office:value-type="float" office:value="0" calcext:value-type="float">
            <text:p>0</text:p>
          </table:table-cell>
          <table:table-cell table:formula="of:=(SUM([.E12:.E16])/5)" office:value-type="float" office:value="0.0374" calcext:value-type="float">
            <text:p>0,0374</text:p>
          </table:table-cell>
          <table:table-cell table:formula="of:=(SUM([.F12:.F16])/5)" office:value-type="float" office:value="25.549" calcext:value-type="float">
            <text:p>25,549</text:p>
          </table:table-cell>
          <table:table-cell table:formula="of:=(SUM([.G12:.G16])/5)" office:value-type="float" office:value="0.0744" calcext:value-type="float">
            <text:p>0,0744</text:p>
          </table:table-cell>
          <table:table-cell table:formula="of:=(SUM([.H12:.H16])/5)" office:value-type="float" office:value="24.8094" calcext:value-type="float">
            <text:p>24,8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496" calcext:value-type="float">
            <text:p>496</text:p>
          </table:table-cell>
          <table:table-cell table:formula="of:=(SUM([.D17:.D21])/5)" office:value-type="float" office:value="0" calcext:value-type="float">
            <text:p>0</text:p>
          </table:table-cell>
          <table:table-cell table:formula="of:=(SUM([.E17:.E21])/5)" office:value-type="float" office:value="0.043" calcext:value-type="float">
            <text:p>0,043</text:p>
          </table:table-cell>
          <table:table-cell table:formula="of:=(SUM([.F17:.F21])/5)" office:value-type="float" office:value="26.4556" calcext:value-type="float">
            <text:p>26,4556</text:p>
          </table:table-cell>
          <table:table-cell table:formula="of:=(SUM([.G17:.G21])/5)" office:value-type="float" office:value="0.0918" calcext:value-type="float">
            <text:p>0,0918</text:p>
          </table:table-cell>
          <table:table-cell table:formula="of:=(SUM([.H17:.H21])/5)" office:value-type="float" office:value="25.6618" calcext:value-type="float">
            <text:p>25,6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4051" calcext:value-type="float">
            <text:p>4051</text:p>
          </table:table-cell>
          <table:table-cell table:formula="of:=(SUM([.D22:.D26])/5)" office:value-type="float" office:value="0" calcext:value-type="float">
            <text:p>0</text:p>
          </table:table-cell>
          <table:table-cell table:formula="of:=(SUM([.E22:.E26])/5)" office:value-type="float" office:value="0.2224" calcext:value-type="float">
            <text:p>0,2224</text:p>
          </table:table-cell>
          <table:table-cell table:formula="of:=(SUM([.F22:.F26])/5)" office:value-type="float" office:value="587.4336" calcext:value-type="float">
            <text:p>587,4336</text:p>
          </table:table-cell>
          <table:table-cell table:formula="of:=(SUM([.G22:.G26])/5)" office:value-type="float" office:value="0.1726" calcext:value-type="float">
            <text:p>0,1726</text:p>
          </table:table-cell>
          <table:table-cell table:formula="of:=(SUM([.H22:.H26])/5)" office:value-type="float" office:value="584.0428" calcext:value-type="float">
            <text:p>584,0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3.698" calcext:value-type="float">
            <text:p>23,698</text:p>
          </table:table-cell>
          <table:table-cell office:value-type="float" office:value="0.063" calcext:value-type="float">
            <text:p>0,063</text:p>
          </table:table-cell>
          <table:table-cell office:value-type="float" office:value="23.016" calcext:value-type="float">
            <text:p>23,0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6.048" calcext:value-type="float">
            <text:p>26,048</text:p>
          </table:table-cell>
          <table:table-cell office:value-type="float" office:value="0.069" calcext:value-type="float">
            <text:p>0,069</text:p>
          </table:table-cell>
          <table:table-cell office:value-type="float" office:value="25.289" calcext:value-type="float">
            <text:p>25,2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4.664" calcext:value-type="float">
            <text:p>24,664</text:p>
          </table:table-cell>
          <table:table-cell office:value-type="float" office:value="0.086" calcext:value-type="float">
            <text:p>0,086</text:p>
          </table:table-cell>
          <table:table-cell office:value-type="float" office:value="23.897" calcext:value-type="float">
            <text:p>23,89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28.72" calcext:value-type="float">
            <text:p>28,72</text:p>
          </table:table-cell>
          <table:table-cell office:value-type="float" office:value="0.087" calcext:value-type="float">
            <text:p>0,087</text:p>
          </table:table-cell>
          <table:table-cell office:value-type="float" office:value="27.862" calcext:value-type="float">
            <text:p>27,86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,074</text:p>
          </table:table-cell>
          <table:table-cell office:value-type="float" office:value="40.826" calcext:value-type="float">
            <text:p>40,826</text:p>
          </table:table-cell>
          <table:table-cell office:value-type="float" office:value="0.125" calcext:value-type="float">
            <text:p>0,125</text:p>
          </table:table-cell>
          <table:table-cell office:value-type="float" office:value="39.583" calcext:value-type="float">
            <text:p>39,58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5.563" calcext:value-type="float">
            <text:p>25,563</text:p>
          </table:table-cell>
          <table:table-cell office:value-type="float" office:value="0.071" calcext:value-type="float">
            <text:p>0,071</text:p>
          </table:table-cell>
          <table:table-cell office:value-type="float" office:value="24.802" calcext:value-type="float">
            <text:p>24,80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4.467" calcext:value-type="float">
            <text:p>24,467</text:p>
          </table:table-cell>
          <table:table-cell office:value-type="float" office:value="0.063" calcext:value-type="float">
            <text:p>0,063</text:p>
          </table:table-cell>
          <table:table-cell office:value-type="float" office:value="23.728" calcext:value-type="float">
            <text:p>23,7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28.258" calcext:value-type="float">
            <text:p>28,258</text:p>
          </table:table-cell>
          <table:table-cell office:value-type="float" office:value="0.086" calcext:value-type="float">
            <text:p>0,086</text:p>
          </table:table-cell>
          <table:table-cell office:value-type="float" office:value="27.45" calcext:value-type="float">
            <text:p>27,4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5.157" calcext:value-type="float">
            <text:p>25,157</text:p>
          </table:table-cell>
          <table:table-cell office:value-type="float" office:value="0.081" calcext:value-type="float">
            <text:p>0,081</text:p>
          </table:table-cell>
          <table:table-cell office:value-type="float" office:value="24.454" calcext:value-type="float">
            <text:p>24,4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,042</text:p>
          </table:table-cell>
          <table:table-cell office:value-type="float" office:value="24.3" calcext:value-type="float">
            <text:p>24,3</text:p>
          </table:table-cell>
          <table:table-cell office:value-type="float" office:value="0.071" calcext:value-type="float">
            <text:p>0,071</text:p>
          </table:table-cell>
          <table:table-cell office:value-type="float" office:value="23.613" calcext:value-type="float">
            <text:p>23,6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,034</text:p>
          </table:table-cell>
          <table:table-cell office:value-type="float" office:value="23.401" calcext:value-type="float">
            <text:p>23,401</text:p>
          </table:table-cell>
          <table:table-cell office:value-type="float" office:value="0.097" calcext:value-type="float">
            <text:p>0,097</text:p>
          </table:table-cell>
          <table:table-cell office:value-type="float" office:value="22.669" calcext:value-type="float">
            <text:p>22,6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3.006" calcext:value-type="float">
            <text:p>23,006</text:p>
          </table:table-cell>
          <table:table-cell office:value-type="float" office:value="0.07" calcext:value-type="float">
            <text:p>0,07</text:p>
          </table:table-cell>
          <table:table-cell office:value-type="float" office:value="22.316" calcext:value-type="float">
            <text:p>22,3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29.243" calcext:value-type="float">
            <text:p>29,243</text:p>
          </table:table-cell>
          <table:table-cell office:value-type="float" office:value="0.088" calcext:value-type="float">
            <text:p>0,088</text:p>
          </table:table-cell>
          <table:table-cell office:value-type="float" office:value="28.375" calcext:value-type="float">
            <text:p>28,3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28.164" calcext:value-type="float">
            <text:p>28,164</text:p>
          </table:table-cell>
          <table:table-cell office:value-type="float" office:value="0.089" calcext:value-type="float">
            <text:p>0,089</text:p>
          </table:table-cell>
          <table:table-cell office:value-type="float" office:value="27.334" calcext:value-type="float">
            <text:p>27,3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8.464" calcext:value-type="float">
            <text:p>28,464</text:p>
          </table:table-cell>
          <table:table-cell office:value-type="float" office:value="0.115" calcext:value-type="float">
            <text:p>0,115</text:p>
          </table:table-cell>
          <table:table-cell office:value-type="float" office:value="27.615" calcext:value-type="float">
            <text:p>27,6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580.024" calcext:value-type="float">
            <text:p>580,024</text:p>
          </table:table-cell>
          <table:table-cell office:value-type="float" office:value="0.167" calcext:value-type="float">
            <text:p>0,167</text:p>
          </table:table-cell>
          <table:table-cell office:value-type="float" office:value="576.656" calcext:value-type="float">
            <text:p>576,6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,234</text:p>
          </table:table-cell>
          <table:table-cell office:value-type="float" office:value="598.508" calcext:value-type="float">
            <text:p>598,508</text:p>
          </table:table-cell>
          <table:table-cell office:value-type="float" office:value="0.19" calcext:value-type="float">
            <text:p>0,19</text:p>
          </table:table-cell>
          <table:table-cell office:value-type="float" office:value="595.06" calcext:value-type="float">
            <text:p>595,0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  <table:table-cell office:value-type="float" office:value="599.956" calcext:value-type="float">
            <text:p>599,956</text:p>
          </table:table-cell>
          <table:table-cell office:value-type="float" office:value="0.167" calcext:value-type="float">
            <text:p>0,167</text:p>
          </table:table-cell>
          <table:table-cell office:value-type="float" office:value="596.532" calcext:value-type="float">
            <text:p>596,5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,196</text:p>
          </table:table-cell>
          <table:table-cell office:value-type="float" office:value="571.818" calcext:value-type="float">
            <text:p>571,818</text:p>
          </table:table-cell>
          <table:table-cell office:value-type="float" office:value="0.161" calcext:value-type="float">
            <text:p>0,161</text:p>
          </table:table-cell>
          <table:table-cell office:value-type="float" office:value="568.458" calcext:value-type="float">
            <text:p>568,45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,287</text:p>
          </table:table-cell>
          <table:table-cell office:value-type="float" office:value="586.862" calcext:value-type="float">
            <text:p>586,862</text:p>
          </table:table-cell>
          <table:table-cell office:value-type="float" office:value="0.178" calcext:value-type="float">
            <text:p>0,178</text:p>
          </table:table-cell>
          <table:table-cell office:value-type="float" office:value="583.508" calcext:value-type="float">
            <text:p>583,50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ol Closa</meta:initial-creator>
    <meta:creation-date>2018-05-01T11:39:30.018874009</meta:creation-date>
    <meta:generator>LibreOffice/5.0.3.2$Linux_X86_64 LibreOffice_project/00m0$Build-2</meta:generator>
    <dc:date>2018-05-01T12:00:43.283780625</dc:date>
    <dc:creator>Oriol Closa</dc:creator>
    <meta:editing-duration>PT21M13S</meta:editing-duration>
    <meta:editing-cycles>2</meta:editing-cycles>
    <meta:document-statistic meta:table-count="1" meta:cell-count="250" meta:object-count="0"/>
  </office:meta>
</office:document-meta>
</file>